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23-04-16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22-10-05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22-04-0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9-03-2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7-03-21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6-03-1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5-04-01 0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4-04-2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3-03-1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2-04-0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1-04-2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10-03-29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08-04-0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06-03-21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04-03-22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02-03-1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2000-03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9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9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9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9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6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5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2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1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8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5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7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9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8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7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6-03-1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5-04-1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4-04-1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2-03-0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2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2-01-24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12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11-0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9-2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7-2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6-2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5-2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4-26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3-2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2-2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1-01-1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0-12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0-11-1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0-10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0-09-1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0-04-1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0-03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0-02-1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60-01-2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12-24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11-1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10-2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09-2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05-1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04-1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03-1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02-1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9-01-2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12-1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11-2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10-1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09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08-0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06-1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05-15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04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03-1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02-11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8-01-3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12-11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11-2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10-1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09-1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07-1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04-1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03-1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02-1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630090581702</text:p>
          </table:table-cell>
          <table:table-cell office:value-type="string" calcext:value-type="string">
            <text:p>195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26" meta:object-count="0"/>
    <meta:user-defined meta:name="AppVersion">3.0</meta:user-defined>
  </office:meta>
</office:document-meta>
</file>